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ConverterG2D2Bitmap.convert( Image src , Map hi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mageConverterG2D2Bitmap.paintToBufferedImage( ImageGraphics2D g2dImage , int bitsPerPixel , boolean withAlpha , int resolu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ImageConverterG2D2Bitmap.setRenderingHintsForBufferedImage( Graphics2D g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ConverterG2D2Bitmap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terG2D2Bitmap.createGrayBufferedImageWithAlpha( int width , int 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mageConverterG2D2Bitmap.getSource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